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66.76pt"/>
    </style:style>
    <style:style style:name="co3" style:family="table-column">
      <style:table-column-properties fo:break-before="auto" style:column-width="119.96pt"/>
    </style:style>
    <style:style style:name="co4" style:family="table-column">
      <style:table-column-properties fo:break-before="auto" style:column-width="206.3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29.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ESP32-S3-DevKit-LiPo_Rev_B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2,R19,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,R3,R16,R1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,R4,R14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,C7,C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6,C1,C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3x3x</text:p>
            <text:p>1.5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table:style-name="ce5" office:value-type="string" calcext:value-type="string">
            <text:p>MSOP-10_Pitch-0.5mm_3.00x3.00x1.00mm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-N8R8</text:p>
          </table:table-cell>
          <table:table-cell office:value-type="string" calcext:value-type="string">
            <text:p>ESP32-Â­S3-Â­WROOMÂ­-1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10B-SRSS-TB</text:p>
          </table:table-cell>
          <table:table-cell office:value-type="string" calcext:value-type="string">
            <text:p>p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22</text:p>
          </table:table-cell>
          <table:table-cell office:value-type="string" calcext:value-type="string">
            <text:p>EXT2,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-C-16P-F(A40-00119-A52-12)</text:p>
          </table:table-cell>
          <table:table-cell table:style-name="ce6" office:value-type="string" calcext:value-type="string">
            <text:p>USB2.0_TYPE-C(A40-00119-A52-12)</text:p>
          </table:table-cell>
          <table:table-cell office:value-type="string" calcext:value-type="string">
            <text:p>USB-OTG1,USB-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 table:number-rows-repeated="23">
          <table:table-cell table:style-name="Default"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1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1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00/00/0000</text:date>, <text:time style:data-style-name="N2" text:time-value="07:57:41.619144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3-05-17T08:45:22.756602460</dc:date>
    <meta:editing-duration>PT54M5S</meta:editing-duration>
    <meta:editing-cycles>17</meta:editing-cycles>
    <meta:document-statistic meta:table-count="1" meta:cell-count="120" meta:object-count="0"/>
  </office:meta>
</office:document-meta>
</file>